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>
      <style:paragraph-properties fo:margin-top="0cm" fo:margin-bottom="0.499cm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NOSSA JUSTIÇA</text:p>
      <text:p text:style-name="P3"><text:bookmark text:name="cifra_tom"/>Tom: A#<text:bookmark text:name="cifra_afi"/><text:bookmark text:name="cifra_capo"/></text:p>
      <text:p text:style-name="Preformatted_20_Text">Intro: <text:span text:style-name="T1">Bb7M</text:span> <text:span text:style-name="T1">Dm7(9)</text:span></text:p>
      <text:p text:style-name="Preformatted_20_Text"/>
      <text:p text:style-name="P1">Dm</text:p>
      <text:p text:style-name="Preformatted_20_Text">Pela fé nós podemos ver</text:p>
      <text:p text:style-name="Preformatted_20_Text"><text:s text:c="3"/><text:span text:style-name="T1">Gm/D</text:span> <text:s text:c="11"/><text:span text:style-name="T1">Dm</text:span></text:p>
      <text:p text:style-name="Preformatted_20_Text">Que o braço do Senhor luta por nós</text:p>
      <text:p text:style-name="Preformatted_20_Text"/>
      <text:p text:style-name="Preformatted_20_Text">Mesmo em grandes provações</text:p>
      <text:p text:style-name="Preformatted_20_Text"><text:s text:c="8"/><text:span text:style-name="T1">Gm/D</text:span> <text:s text:c="17"/><text:span text:style-name="T1">Dm</text:span></text:p>
      <text:p text:style-name="Preformatted_20_Text">Ao teu povo nunca falta o louvor</text:p>
      <text:p text:style-name="Preformatted_20_Text"/>
      <text:p text:style-name="Preformatted_20_Text"><text:s text:c="6"/><text:span text:style-name="T1">Gm</text:span> <text:s text:c="13"/><text:span text:style-name="T1">Dm</text:span></text:p>
      <text:p text:style-name="Preformatted_20_Text">Se muralhas a frente encontrar,</text:p>
      <text:p text:style-name="Preformatted_20_Text"><text:s text:c="5"/><text:span text:style-name="T1">Gm</text:span> <text:s text:c="8"/><text:span text:style-name="T1">Dm</text:span></text:p>
      <text:p text:style-name="Preformatted_20_Text">Ao chão vão tombar</text:p>
      <text:p text:style-name="Preformatted_20_Text"><text:s text:c="3"/><text:span text:style-name="T1">Gm</text:span> <text:s text:c="17"/><text:span text:style-name="T1">Dm</text:span></text:p>
      <text:p text:style-name="Preformatted_20_Text">Cadeias e grilhões se quebrarão</text:p>
      <text:p text:style-name="Preformatted_20_Text"><text:s text:c="7"/><text:span text:style-name="T1">Bb9/7</text:span> <text:s text:c="8"/><text:span text:style-name="T1">A9/5+</text:span></text:p>
      <text:p text:style-name="Preformatted_20_Text">Com o som do meu louvor</text:p>
      <text:p text:style-name="Preformatted_20_Text"/>
      <text:p text:style-name="Preformatted_20_Text"><text:s text:c="6"/><text:span text:style-name="T1">Bb</text:span> <text:s text:c="14"/><text:span text:style-name="T1">F</text:span></text:p>
      <text:p text:style-name="Preformatted_20_Text">O Senhor é a nossa justiça</text:p>
      <text:p text:style-name="Preformatted_20_Text"><text:s text:c="6"/><text:span text:style-name="T1">Gm</text:span> <text:s text:c="14"/><text:span text:style-name="T1">Dm</text:span></text:p>
      <text:p text:style-name="Preformatted_20_Text">O Senhor é a nossa justiça</text:p>
      <text:p text:style-name="Preformatted_20_Text"><text:s text:c="7"/><text:span text:style-name="T1">Gm</text:span> <text:s text:c="10"/><text:span text:style-name="T1">Dm</text:span></text:p>
      <text:p text:style-name="Preformatted_20_Text">Nossos inimigos tremerão e verão</text:p>
      <text:p text:style-name="Preformatted_20_Text"><text:s text:c="6"/><text:span text:style-name="T1">Bb7</text:span> <text:s text:c="17"/><text:span text:style-name="T1">A9/5+</text:span> <text:s/><text:span text:style-name="T1">Bb7M</text:span> <text:s/><text:span text:style-name="T1">Dm</text:span> <text:s/><text:span text:style-name="T1">Bm7</text:span> <text:s/><text:span text:style-name="T1">A9/5+</text:span></text:p>
      <text:p text:style-name="Preformatted_20_Text">As proezas que faremos em Deus</text:p>
      <text:p text:style-name="Preformatted_20_Text"/>
      <text:p text:style-name="Preformatted_20_Text"><text:s text:c="4"/><text:span text:style-name="T1">Dm</text:span> <text:s text:c="13"/><text:span text:style-name="T1">Am</text:span> <text:span text:style-name="T1">Dm</text:span></text:p>
      <text:p text:style-name="Preformatted_20_Text">Portais do inferno cairão</text:p>
      <text:p text:style-name="Preformatted_20_Text"><text:s text:c="17"/><text:span text:style-name="T1">Am</text:span> <text:span text:style-name="T1">Dm</text:span></text:p>
      <text:p text:style-name="Preformatted_20_Text">Acusações, sim , cairão</text:p>
      <text:p text:style-name="Preformatted_20_Text"><text:s text:c="6"/><text:span text:style-name="T1">Gm</text:span> <text:s text:c="13"/><text:span text:style-name="T1">Dm</text:span></text:p>
      <text:p text:style-name="Preformatted_20_Text">Se muralhas a frente encontrar,</text:p>
      <text:p text:style-name="Preformatted_20_Text"><text:s text:c="5"/><text:span text:style-name="T1">Gm</text:span> <text:s text:c="8"/><text:span text:style-name="T1">Dm</text:span></text:p>
      <text:p text:style-name="Preformatted_20_Text">Ao chão vão tombar</text:p>
      <text:p text:style-name="Preformatted_20_Text"><text:s text:c="3"/><text:span text:style-name="T1">Gm</text:span> <text:s text:c="17"/><text:span text:style-name="T1">Dm</text:span></text:p>
      <text:p text:style-name="Preformatted_20_Text">Cadeias e grilhões se quebrarão</text:p>
      <text:p text:style-name="Preformatted_20_Text"><text:s text:c="7"/><text:span text:style-name="T1">Bb7M</text:span> <text:s text:c="9"/><text:span text:style-name="T1">A9/5+</text:span></text:p>
      <text:p text:style-name="P2">Com o som do meu louv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15:27:56</meta:creation-date>
    <meta:document-statistic meta:table-count="0" meta:image-count="0" meta:object-count="0" meta:page-count="1" meta:paragraph-count="38" meta:word-count="140" meta:character-count="934"/>
    <dc:date>2016-03-29T15:53:50</dc:date>
    <meta:editing-duration>PT26M</meta:editing-duration>
    <meta:editing-cycles>1</meta:editing-cycles>
    <meta:generator>OpenOffice/4.1.2$Linux OpenOffice.org_project/412m3$Build-9782</meta:generator>
  </office:meta>
</office:document-meta>
</file>